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2.124cm" style:rel-column-width="8190*"/>
    </style:style>
    <style:style style:name="Table1.B" style:family="table-column">
      <style:table-column-properties style:column-width="6.907cm" style:rel-column-width="26630*"/>
    </style:style>
    <style:style style:name="Table1.C" style:family="table-column">
      <style:table-column-properties style:column-width="3.983cm" style:rel-column-width="15357*"/>
    </style:style>
    <style:style style:name="Table1.A1" style:family="table-cell">
      <style:table-cell-properties fo:padding="0.106cm" fo:border-left="0.035cm solid #808080" fo:border-right="none" fo:border-top="0.035cm solid #808080" fo:border-bottom="0.035cm solid #808080"/>
    </style:style>
    <style:style style:name="Table1.D1" style:family="table-cell">
      <style:table-cell-properties fo:padding="0.106cm" fo:border="0.035cm solid #808080"/>
    </style:style>
    <style:style style:name="Table1.A2" style:family="table-cell">
      <style:table-cell-properties fo:padding="0.106cm" fo:border-left="0.035cm solid #808080" fo:border-right="none" fo:border-top="none" fo:border-bottom="0.035cm solid #808080"/>
    </style:style>
    <style:style style:name="Table1.D2" style:family="table-cell">
      <style:table-cell-properties fo:padding="0.106cm" fo:border-left="0.035cm solid #808080" fo:border-right="0.035cm solid #808080" fo:border-top="none" fo:border-bottom="0.035cm solid #808080"/>
    </style:style>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able_20_Contents">
      <style:paragraph-properties fo:margin-top="0cm" fo:margin-bottom="0.499cm"/>
    </style:style>
    <style:style style:name="P5" style:family="paragraph" style:parent-style-name="Table_20_Contents">
      <style:paragraph-properties fo:margin-top="0cm" fo:margin-bottom="0.499cm" fo:text-align="start" style:justify-single-word="false"/>
    </style:style>
    <style:style style:name="P6"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Text_20_body">
      <style:paragraph-properties style:writing-mode="lr-tb"/>
    </style:style>
    <style:style style:name="P8" style:family="paragraph" style:parent-style-name="Text_20_body">
      <style:paragraph-properties fo:margin-top="0cm" fo:margin-bottom="0cm" style:writing-mode="lr-tb"/>
    </style:style>
    <style:style style:name="P9" style:family="paragraph" style:parent-style-name="Text_20_body">
      <style:paragraph-properties fo:text-align="start" style:justify-single-word="false" fo:break-before="page"/>
      <style:text-properties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2"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9"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variant="normal" fo:text-transform="none" fo:font-style="normal"/>
    </style:style>
    <style:style style:name="Sect1"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ystem Design Project – Individual Report 2</text:p>
      <text:p text:style-name="P3"/>
      <text:p text:style-name="P1">Group 12 – ‘Robot Unicorn Defenders’ - Robot Construction</text:p>
      <text:p text:style-name="P1">s0803284 – Daria Kuznetsova</text:p>
      <text:p text:style-name="P10"/>
      <text:p text:style-name="P10"/>
      <text:section text:style-name="Sect1" text:name="Section1">
        <text:p text:style-name="P10">I. INTRODUCTION</text:p>
        <text:p text:style-name="P13"/>
        <text:p text:style-name="P16">The second milestone of the System Design Project involves the robot successfully navigating to a ball on a pitch. As well as focussing on accomplishing this milestone, the period of the last two weeks saw the Robot Unicorn Defenders starting to plan for the future and beginning to work on developing a possible game strategy.</text:p>
        <text:p text:style-name="P11"/>
        <text:p text:style-name="P10">II. GROUP STRUCTURE</text:p>
        <text:p text:style-name="P2"/>
        <text:p text:style-name="P16">After the successful completion of the first milestone, we decided to restructure our group into those focussing specifically on things that needed improvement in the current situation, and those who would be working on planning for the future. We also elected an official group manager, as the coordination of the whole group had been somewhat chaotic and needed to be better controlled. </text:p>
        <text:p text:style-name="P11"/>
        <text:p text:style-name="P10">III. ROBOT CONSTRUCTION</text:p>
        <text:p text:style-name="P11"/>
        <text:p text:style-name="P16">This period of robot construction consisted largely of tuning and adapting the existing design, and troubleshooting a number of problems. </text:p>
        <text:p text:style-name="P16">While the robot design the was used for the first milestone was an acceptable base to work with, it had a number of problems, predominantly with the wheels. The four wheeled design was significantly flawed, as the two back caster wheels would swivel freely, frequently sending the robot off a straight course. A report of our results with various other designs, including different types of tyres and different configurations thereof are recorded in Appendix A, in the form in which I posted it on the group’s wiki. We finally settled on having two wide, flat tyres, which provided the best traction, at the front and a large ball-bearing </text:p>
        <text:p text:style-name="P16">stabilising the robot at the back. While this wheel arrangement lessened the degree of the robot’s unreliable movement in a straight line, it did not fix it entirely. Reasons for this are discussed in the second half of the report in Appendix A. </text:p>
        <text:p text:style-name="P16">Having explored possible reasons for the robot’s deviation from a straight line unofficially, I decided to experiment with more specific variations in construction and record my results more rigorously. These test results are attached in Appendix B. The conclusions drawn from these tests are as follows:</text:p>
        <text:p text:style-name="P16"/>
        <text:list xml:id="list1679024461" text:style-name="L2">
          <text:list-item>
            <text:list>
              <text:list-item>
                <text:list>
                  <text:list-item>
                    <text:p text:style-name="P17">The motors being used to power the wheels are of unequal operational standards; one runs at a higher RPM than the other (specifics too small to be measured, but noticeable in the robot’s movement).</text:p>
                  </text:list-item>
                  <text:list-item>
                    <text:p text:style-name="P17">One of the tyres has less grip than the other, also contributing to the inaccurate movement.</text:p>
                    <text:p text:style-name="P17"/>
                  </text:list-item>
                </text:list>
              </text:list-item>
            </text:list>
          </text:list-item>
        </text:list>
        <text:p text:style-name="P16">Currently, the configuration of the robot uses these two faults to balance each other out. This is a very undesirable solution to the problem, to be used only until new tyres and possibly replacement motors can be acquired and adequately tested. </text:p>
        <text:p text:style-name="P11"/>
        <text:p text:style-name="P10">IV. FUTURE PLANS</text:p>
        <text:p text:style-name="P11"/>
        <text:p text:style-name="P16">After completion of the second milestone, much more testing will be done with different tyres and permutations of the three readily available motors, as well as new ones, if they can be obtained. The primary aim of this is to finally resolve the problem of straight line movement that we have been experiencing. This is a top priority for our group, and we aim to resolve it ASAP. Other plans for the robot include reinforcement of the frame, partly to increase weight, which should ensure more steady motion, and the integration of touch sensors into the robot’s frame for use in the case of collisions. </text:p>
      </text:section>
      <text:p text:style-name="P19">Appendix A : Wheel Experiments </text:p>
      <text:p text:style-name="P11"/>
      <text:p text:style-name="P2">We spent today experimenting with wheel designs, trying to get the robot to go in as straight a line as possible. <text:line-break/>Wheel designs that have been tried:<text:line-break/><text:line-break/>- Two regular tyres at front, two caster wheels at the back: not good, castor wheels wobbling mess with going straight.<text:line-break/>-Two regular wheels at front, one caster at the back: a three wheeled design seems a lot more stable than four wheels, and allows for better turning.<text:line-break/>-Two regular wheels at front, two ball bearings at the back: better still, as the ball bearings don't disrupt direction by wobbling.<text:line-break/>-Two regular wheels at front, one ball bearing at the back: much improved straight line movement, though still some wavering at high speed.<text:line-break/>-Two wide tyres on wheels at the front, ball bearing at the back: the flat, wider tyres give much better grip and improved straight line movement. <text:line-break/>-Two wide tyres on wheels at the front, one double-tyred caster at the back: seemed to (illogically) work better than the ball bearing if positioned correctly. The key is "positioned correctly", though...<text:line-break/><text:line-break/>Conclusions: The wide tyres at the front give much better grip than the regular ones, so will be used at least until further notice. However, while the caster wheel had better results over a small test sample, logic (and popular demand) dictate that the ball bearing be used, as it gives much more reliable forwards movement from any position. <text:line-break/>There is something still a little dodgy about one of the front wheels, causing the robot to veer to the left when moving at very high speed.  There are a number of possible causes, though I believe they have all been checked to no avail. I will list them here, and if anyone can think of anything else to check, please suggest.<text:line-break/><text:line-break/>- One of the motors is more powerful than the other, for whatever reason: We tried switching the motors around, including the one operating the kicker, but it didn't make a noticeable difference.<text:line-break/>- Back wheel not aligned correctly: This was certainly a factor with the caster wheels, but is not applicable to the ball bearing. The current ball bearing is positioned dead centre of the back of the robot (I measured), so shouldn't affect the direction of movement. <text:line-break/>- Gears are not correctly aligned: We tested, attaching the wheels directly to the motors, but reinstated the gears when this did not make a difference.<text:line-break/>- Weight distribution/not completely symmetrical build of the robot at the front: short of dismantling the robot entirely, this does not seem to be the case. <text:line-break/><text:line-break/>Finally: The problem has been largely fixed with the addition of the ball bearing wheel, and only occurs when the robot is moving forwards at very high speed for a fairly significant distance. Limiting the top motor speed to 700/1000 (650 if being totally safe) still gives fast movement, with very little deviation from a straight line. I am currently charging the robot up to full, in case the power to either of the motors is limited by the battery charge. <text:line-break/><text:line-break/><text:line-break/>Addendum: I had a brief moment of triumph, when swapping the tyres around made the robot veer RIGHT instead of left. However, I then tried it with different tyres altogether, and it veered to the left again. I think the EXTREME left-side limp is a combination of a bad tyre and..... something else. What the something else is, I couldn't say. But we should get different tyres of the type we are using regardless, to be on the safe side.</text:p>
      <text:p text:style-name="P9">Appendix B: Robot Movement Testing</text:p>
      <text:p text:style-name="P6"/>
      <text:p text:style-name="P6">Robot Movement Testing: Testing the robot’s ability to move forwards in a straight line.</text:p>
      <text:p text:style-name="P7">Goal: Determine why robot does not move forward in a straight line.</text:p>
      <text:p text:style-name="P7">Global conditions: Running program SpeedTest.njx, in which robot moves forwards, then backwards, then spins on the spot, at a motor speed of 700/1000. Single ball bearing rear wheel. Motors labelled A and B, wheels labelled A and B. Battery fully charged.</text:p>
      <text:p text:style-name="P7">Testing ground: Second pitch.</text:p>
      <text:p text:style-name="P7"/>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4">Test Case</text:p>
          </table:table-cell>
          <table:table-cell table:style-name="Table1.A1" office:value-type="string">
            <text:p text:style-name="P4">Test Description</text:p>
          </table:table-cell>
          <table:table-cell table:style-name="Table1.A1" office:value-type="string">
            <text:p text:style-name="P4">Result </text:p>
          </table:table-cell>
          <table:table-cell table:style-name="Table1.D1" office:value-type="string">
            <text:p text:style-name="P4">Comments</text:p>
          </table:table-cell>
        </table:table-row>
        <table:table-row>
          <table:table-cell table:style-name="Table1.A2" office:value-type="string">
            <text:p text:style-name="P4">1</text:p>
          </table:table-cell>
          <table:table-cell table:style-name="Table1.A2" office:value-type="string">
            <text:p text:style-name="P4">Motor A, wheel A on left, plugged into motor port A. Motor B, wheel B on right, plugged into motor port C. Run 5 times. </text:p>
          </table:table-cell>
          <table:table-cell table:style-name="Table1.A2" office:value-type="string">
            <text:p text:style-name="P4">Robot veered strongly to the left 5/5 times.</text:p>
          </table:table-cell>
          <table:table-cell table:style-name="Table1.D2" office:value-type="string">
            <text:p text:style-name="P4"/>
          </table:table-cell>
        </table:table-row>
        <table:table-row>
          <table:table-cell table:style-name="Table1.A2" office:value-type="string">
            <text:p text:style-name="P4">2</text:p>
          </table:table-cell>
          <table:table-cell table:style-name="Table1.A2" office:value-type="string">
            <text:p text:style-name="P4">Motor A, wheel A on left, plugged into motor port C. Motor B, wheel B on right, plugged into motor port A. Run 5 times. </text:p>
          </table:table-cell>
          <table:table-cell table:style-name="Table1.A2" office:value-type="string">
            <text:p text:style-name="P4">Robot veered to left strongly four times out of five and only slightly once.</text:p>
          </table:table-cell>
          <table:table-cell table:style-name="Table1.D2" office:value-type="string">
            <text:p text:style-name="P4">Motor ports do not seem to be a factor.</text:p>
          </table:table-cell>
        </table:table-row>
        <table:table-row>
          <table:table-cell table:style-name="Table1.A2" office:value-type="string">
            <text:p text:style-name="P4">3</text:p>
          </table:table-cell>
          <table:table-cell table:style-name="Table1.A2" office:value-type="string">
            <text:p text:style-name="P4">Motor A, wheel B on left, plugged into motor port A. Motor B, wheel A on right, plugged into motor port C. Run 5 times. </text:p>
          </table:table-cell>
          <table:table-cell table:style-name="Table1.A2" office:value-type="string">
            <text:p text:style-name="P4">Robot veered slightly to the right four times out of five and slightly to the left once. </text:p>
          </table:table-cell>
          <table:table-cell table:style-name="Table1.D2" office:value-type="string">
            <text:p text:style-name="P4"/>
          </table:table-cell>
        </table:table-row>
        <table:table-row>
          <table:table-cell table:style-name="Table1.A2" office:value-type="string">
            <text:p text:style-name="P4">4</text:p>
          </table:table-cell>
          <table:table-cell table:style-name="Table1.A2" office:value-type="string">
            <text:p text:style-name="P4">Motor A, wheel B on right, plugged into motor port C. Motor B, wheel A on left, plugged into motor port A. Run 5 times. </text:p>
          </table:table-cell>
          <table:table-cell table:style-name="Table1.A2" office:value-type="string">
            <text:p text:style-name="P4">Robot veered strongly to the right 5/5 times.</text:p>
          </table:table-cell>
          <table:table-cell table:style-name="Table1.D2" office:value-type="string">
            <text:p text:style-name="P4">Wheel B seems to be a problem. Robot veers to the side of wheel B; possibly it has less traction, more worn, etc.</text:p>
          </table:table-cell>
        </table:table-row>
        <table:table-row>
          <table:table-cell table:style-name="Table1.A2" office:value-type="string">
            <text:p text:style-name="P4">5</text:p>
          </table:table-cell>
          <table:table-cell table:style-name="Table1.A2" office:value-type="string">
            <text:p text:style-name="P4">Motor B, wheel B on left, plugged into motor port A. Motor A, wheel A on right, plugged into motor port C. Run 5 times. </text:p>
          </table:table-cell>
          <table:table-cell table:style-name="Table1.A2" office:value-type="string">
            <text:p text:style-name="P4">Robot veered to the right very strongly 5/5 times. Worst deviation from course so far.</text:p>
          </table:table-cell>
          <table:table-cell table:style-name="Table1.D2" office:value-type="string">
            <text:p text:style-name="P4">Hypothesis: motor A runs at a slightly different power/speed from motor B? </text:p>
          </table:table-cell>
        </table:table-row>
        <table:table-row>
          <table:table-cell table:style-name="Table1.A2" office:value-type="string">
            <text:p text:style-name="P4">6</text:p>
          </table:table-cell>
          <table:table-cell table:style-name="Table1.A2" office:value-type="string">
            <text:p text:style-name="P4">Motor B wheel B on left, plugged into motor port C. Motor A, wheel A on right, plugged into motor port A. Run 5 times. </text:p>
          </table:table-cell>
          <table:table-cell table:style-name="Table1.A2" office:value-type="string">
            <text:p text:style-name="P4">Robot veered to the right 5/5 times.</text:p>
          </table:table-cell>
          <table:table-cell table:style-name="Table1.D2" office:value-type="string">
            <text:p text:style-name="P4">Ports not a factor.</text:p>
          </table:table-cell>
        </table:table-row>
        <text:soft-page-break/>
        <table:table-row>
          <table:table-cell table:style-name="Table1.A2" office:value-type="string">
            <text:p text:style-name="P4">7</text:p>
          </table:table-cell>
          <table:table-cell table:style-name="Table1.A2" office:value-type="string">
            <text:p text:style-name="P4">Motor B, wheel A on left, plugged into motor port C. Motor A, wheel B on right, plugged into motor port A. Run 10 times, as results from first 5 runs were very ambiguous. </text:p>
          </table:table-cell>
          <table:table-cell table:style-name="Table1.A2" office:value-type="string">
            <text:p text:style-name="P5">-Robot veered to the left strongly once, and slightly twice. </text:p>
            <text:p text:style-name="P5">-Robot veered to the right strongly twice and slightly three times. </text:p>
            <text:p text:style-name="P5">-Robot retained a straight course twice.</text:p>
          </table:table-cell>
          <table:table-cell table:style-name="Table1.D2" office:value-type="string">
            <text:p text:style-name="P4">Possibly the faults in one of the motors and one of the wheels cancel each other out? However, the sheer speed of the robot amplifies even a slight deviation from the straight <text:span text:style-name="T2">as it is positioned</text:span><text:span text:style-name="T3">.</text:span></text:p>
          </table:table-cell>
        </table:table-row>
      </table:table>
      <text:p text:style-name="P8"/>
      <text:p text:style-name="P8">Conclusions: A combination of unequal motor power and unequal wheel wear cause the robot to veer off course. The robot’s speed and low weight causes these deviations to be amplified.</text:p>
      <text:p text:style-name="P8"/>
      <text:p text:style-name="P8">Possible Solutions: Acquire totally new wheels with minimal wear. IF POSSIBLE try new motors, if some can be acquired. Finally, limit the robot’s top speed, as these deviations from the straight only occur to such a large extent when the motor speed is set to &gt; 650/1000.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Kai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ria Kuznetsova</meta:initial-creator>
    <meta:creation-date>2011-02-06T15:28:11</meta:creation-date>
    <dc:date>2011-02-08T16:42:17</dc:date>
    <dc:creator>Daria Kuznetsova</dc:creator>
    <meta:editing-duration>PT02H56M29S</meta:editing-duration>
    <meta:editing-cycles>5</meta:editing-cycles>
    <meta:generator>OpenOffice.org/3.2$Linux OpenOffice.org_project/320m12$Build-9483</meta:generator>
    <meta:document-statistic meta:table-count="1" meta:image-count="0" meta:object-count="0" meta:page-count="4" meta:paragraph-count="58" meta:word-count="1690" meta:character-count="9670"/>
  </office:meta>
</office:document-meta>
</file>